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9725c" officeooo:paragraph-rsid="0019725c"/>
    </style:style>
    <style:style style:name="P2" style:family="paragraph" style:parent-style-name="Standard">
      <style:text-properties fo:font-size="12pt" officeooo:rsid="001b1144" officeooo:paragraph-rsid="001b1144"/>
    </style:style>
    <style:style style:name="P3" style:family="paragraph" style:parent-style-name="Standard">
      <style:text-properties fo:font-size="12pt" fo:font-weight="bold" officeooo:rsid="0019725c" officeooo:paragraph-rsid="0019725c" style:font-weight-asian="bold" style:font-weight-complex="bold"/>
    </style:style>
    <style:style style:name="P4" style:family="paragraph" style:parent-style-name="Standard">
      <style:text-properties fo:font-size="12pt" fo:font-weight="bold" officeooo:rsid="001ec4b0" officeooo:paragraph-rsid="001ec4b0" style:font-weight-asian="bold" style:font-weight-complex="bold"/>
    </style:style>
    <style:style style:name="P5" style:family="paragraph" style:parent-style-name="Standard">
      <style:text-properties fo:font-size="12pt" fo:font-weight="bold" officeooo:rsid="001b1144" officeooo:paragraph-rsid="001b1144" style:font-weight-asian="bold" style:font-weight-complex="bold"/>
    </style:style>
    <style:style style:name="P6" style:family="paragraph" style:parent-style-name="Standard">
      <style:text-properties fo:font-size="12pt" fo:font-weight="bold" officeooo:rsid="002cdb6c" officeooo:paragraph-rsid="002cdb6c" style:font-weight-asian="bold" style:font-weight-complex="bold"/>
    </style:style>
    <style:style style:name="P7" style:family="paragraph" style:parent-style-name="Standard">
      <style:text-properties fo:font-size="12pt" officeooo:rsid="00264a99" officeooo:paragraph-rsid="00264a99"/>
    </style:style>
    <style:style style:name="P8" style:family="paragraph" style:parent-style-name="Standard">
      <style:text-properties fo:font-size="12pt" officeooo:rsid="002aa779" officeooo:paragraph-rsid="002aa779"/>
    </style:style>
    <style:style style:name="P9" style:family="paragraph" style:parent-style-name="Standard">
      <style:text-properties fo:font-size="12pt" fo:font-weight="normal" officeooo:rsid="002aa779" officeooo:paragraph-rsid="002aa779" style:font-weight-asian="normal" style:font-weight-complex="normal"/>
    </style:style>
    <style:style style:name="P10" style:family="paragraph" style:parent-style-name="Standard">
      <style:text-properties fo:font-size="12pt" fo:font-weight="normal" officeooo:rsid="001ec4b0" officeooo:paragraph-rsid="001b7c07" style:font-weight-asian="normal" style:font-weight-complex="normal"/>
    </style:style>
    <style:style style:name="P11" style:family="paragraph" style:parent-style-name="Standard">
      <style:text-properties fo:font-size="12pt" officeooo:rsid="0032c24a" officeooo:paragraph-rsid="00318616"/>
    </style:style>
    <style:style style:name="P12" style:family="paragraph" style:parent-style-name="Standard">
      <style:text-properties fo:font-size="12pt" officeooo:rsid="00351fe9" officeooo:paragraph-rsid="00351fe9"/>
    </style:style>
    <style:style style:name="P13" style:family="paragraph" style:parent-style-name="Standard">
      <style:text-properties fo:font-size="12pt" officeooo:rsid="00335d3d" officeooo:paragraph-rsid="00335d3d"/>
    </style:style>
    <style:style style:name="P14" style:family="paragraph" style:parent-style-name="Standard">
      <style:text-properties fo:font-size="12pt" officeooo:rsid="003af9f0" officeooo:paragraph-rsid="003af9f0"/>
    </style:style>
    <style:style style:name="P15" style:family="paragraph" style:parent-style-name="Standard">
      <style:text-properties fo:font-size="12pt" officeooo:rsid="0048a903" officeooo:paragraph-rsid="0048a903"/>
    </style:style>
    <style:style style:name="P16" style:family="paragraph" style:parent-style-name="Standard">
      <style:text-properties fo:font-size="12pt" officeooo:rsid="004a153f" officeooo:paragraph-rsid="004a153f"/>
    </style:style>
    <style:style style:name="P17" style:family="paragraph" style:parent-style-name="Standard">
      <style:text-properties fo:font-size="14pt" fo:font-weight="bold" officeooo:rsid="001b1144" officeooo:paragraph-rsid="001b1144" style:font-weight-asian="bold" style:font-weight-complex="bold"/>
    </style:style>
    <style:style style:name="P18" style:family="paragraph" style:parent-style-name="Standard">
      <style:text-properties fo:font-size="14pt" officeooo:rsid="003af9f0" officeooo:paragraph-rsid="003af9f0"/>
    </style:style>
    <style:style style:name="P19" style:family="paragraph" style:parent-style-name="Standard">
      <style:paragraph-properties fo:text-align="start" style:justify-single-word="false"/>
      <style:text-properties fo:font-size="16pt" style:text-underline-style="solid" style:text-underline-width="auto" style:text-underline-color="font-color" fo:font-weight="bold" officeooo:rsid="0019725c" officeooo:paragraph-rsid="0019725c" style:font-size-asian="16pt" style:font-weight-asian="bold" style:font-size-complex="16pt" style:font-weight-complex="bold"/>
    </style:style>
    <style:style style:name="P20" style:family="paragraph" style:parent-style-name="Standard">
      <style:text-properties officeooo:rsid="00335d3d" officeooo:paragraph-rsid="00335d3d"/>
    </style:style>
    <style:style style:name="P21" style:family="paragraph" style:parent-style-name="Standard">
      <style:paragraph-properties fo:break-before="page"/>
      <style:text-properties fo:font-size="12pt" fo:font-style="normal" fo:font-weight="bold" officeooo:rsid="002aa779" officeooo:paragraph-rsid="002aa779" style:font-style-asian="normal" style:font-weight-asian="bold" style:font-style-complex="normal" style:font-weight-complex="bold"/>
    </style:style>
    <style:style style:name="P22" style:family="paragraph" style:parent-style-name="Standard">
      <style:paragraph-properties fo:break-before="page"/>
      <style:text-properties fo:font-size="12pt" officeooo:rsid="002aa779" officeooo:paragraph-rsid="002aa779"/>
    </style:style>
    <style:style style:name="P23" style:family="paragraph" style:parent-style-name="Standard">
      <style:paragraph-properties fo:break-before="page"/>
      <style:text-properties fo:font-size="12pt" officeooo:rsid="003af9f0" officeooo:paragraph-rsid="003af9f0"/>
    </style:style>
    <style:style style:name="P24" style:family="paragraph" style:parent-style-name="Standard" style:list-style-name="L1">
      <style:text-properties officeooo:rsid="0004f6c0" officeooo:paragraph-rsid="0019725c"/>
    </style:style>
    <style:style style:name="P25" style:family="paragraph" style:parent-style-name="Standard" style:list-style-name="L1">
      <style:text-properties officeooo:rsid="0019725c" officeooo:paragraph-rsid="0019725c"/>
    </style:style>
    <style:style style:name="P26" style:family="paragraph" style:parent-style-name="Standard" style:list-style-name="L1">
      <style:text-properties fo:font-size="10pt" officeooo:rsid="0019725c" officeooo:paragraph-rsid="0019725c"/>
    </style:style>
    <style:style style:name="P27" style:family="paragraph" style:parent-style-name="Standard" style:list-style-name="L1">
      <style:text-properties fo:font-size="12pt" officeooo:rsid="0019725c" officeooo:paragraph-rsid="0019725c"/>
    </style:style>
    <style:style style:name="P28" style:family="paragraph" style:parent-style-name="Standard" style:list-style-name="L1">
      <style:text-properties fo:font-size="12pt" officeooo:rsid="001b1144" officeooo:paragraph-rsid="001b1144"/>
    </style:style>
    <style:style style:name="P29" style:family="paragraph" style:parent-style-name="Standard" style:list-style-name="L2">
      <style:text-properties fo:font-size="12pt" officeooo:rsid="001b1144" officeooo:paragraph-rsid="001b1144"/>
    </style:style>
    <style:style style:name="P30" style:family="paragraph" style:parent-style-name="Standard" style:list-style-name="L2">
      <style:text-properties fo:font-size="12pt" officeooo:rsid="001b7c07" officeooo:paragraph-rsid="001b7c07"/>
    </style:style>
    <style:style style:name="P31" style:family="paragraph" style:parent-style-name="Standard" style:list-style-name="L3">
      <style:text-properties fo:font-size="12pt" fo:font-weight="normal" officeooo:rsid="002aa779" officeooo:paragraph-rsid="002aa779" style:font-weight-asian="normal" style:font-weight-complex="normal"/>
    </style:style>
    <style:style style:name="P32" style:family="paragraph" style:parent-style-name="Standard" style:list-style-name="L4">
      <style:text-properties fo:font-size="12pt" officeooo:rsid="002cdb6c" officeooo:paragraph-rsid="002cdb6c"/>
    </style:style>
    <style:style style:name="P33" style:family="paragraph" style:parent-style-name="Standard" style:list-style-name="L4">
      <style:text-properties fo:font-size="12pt" officeooo:rsid="002cdb6c" officeooo:paragraph-rsid="002f6ee8"/>
    </style:style>
    <style:style style:name="P34" style:family="paragraph" style:parent-style-name="Standard" style:list-style-name="L5">
      <style:text-properties fo:font-size="12pt" officeooo:rsid="002cdb6c" officeooo:paragraph-rsid="002cdb6c"/>
    </style:style>
    <style:style style:name="P35" style:family="paragraph" style:parent-style-name="Standard" style:list-style-name="L4">
      <style:text-properties fo:font-size="12pt" officeooo:rsid="001ec4b0" officeooo:paragraph-rsid="002cdb6c"/>
    </style:style>
    <style:style style:name="P36" style:family="paragraph" style:parent-style-name="Standard" style:list-style-name="L4">
      <style:text-properties fo:font-size="12pt" officeooo:rsid="001ec4b0" officeooo:paragraph-rsid="001ec4b0"/>
    </style:style>
    <style:style style:name="P37" style:family="paragraph" style:parent-style-name="Standard" style:list-style-name="L4">
      <style:text-properties fo:font-size="12pt" fo:font-style="normal" officeooo:rsid="001ec4b0" officeooo:paragraph-rsid="001ec4b0" style:font-style-asian="normal" style:font-style-complex="normal"/>
    </style:style>
    <style:style style:name="P38" style:family="paragraph" style:parent-style-name="Standard" style:list-style-name="L4">
      <style:text-properties fo:font-size="12pt" officeooo:rsid="002121ae" officeooo:paragraph-rsid="002121ae"/>
    </style:style>
    <style:style style:name="P39" style:family="paragraph" style:parent-style-name="Standard" style:list-style-name="L4">
      <style:text-properties fo:font-size="12pt" officeooo:rsid="0021fd0e" officeooo:paragraph-rsid="0021fd0e"/>
    </style:style>
    <style:style style:name="P40" style:family="paragraph" style:parent-style-name="Standard" style:list-style-name="L4">
      <style:text-properties fo:font-size="12pt" officeooo:rsid="0024bc71" officeooo:paragraph-rsid="0024bc71"/>
    </style:style>
    <style:style style:name="P41" style:family="paragraph" style:parent-style-name="Standard" style:list-style-name="L4">
      <style:text-properties fo:font-size="12pt" officeooo:rsid="002b08f8" officeooo:paragraph-rsid="002b08f8"/>
    </style:style>
    <style:style style:name="P42" style:family="paragraph" style:parent-style-name="Standard" style:list-style-name="L4">
      <style:text-properties fo:font-size="12pt" officeooo:rsid="00264125" officeooo:paragraph-rsid="00264125"/>
    </style:style>
    <style:style style:name="P43" style:family="paragraph" style:parent-style-name="Standard" style:list-style-name="L4">
      <style:text-properties fo:font-size="12pt" officeooo:rsid="00264a99" officeooo:paragraph-rsid="00264a99"/>
    </style:style>
    <style:style style:name="P44" style:family="paragraph" style:parent-style-name="Standard" style:list-style-name="L4">
      <style:text-properties fo:font-size="12pt" officeooo:rsid="002aa779" officeooo:paragraph-rsid="002aa779"/>
    </style:style>
    <style:style style:name="P45" style:family="paragraph" style:parent-style-name="Standard" style:list-style-name="L4">
      <style:text-properties fo:font-size="12pt" officeooo:rsid="002aa779" officeooo:paragraph-rsid="002b08f8"/>
    </style:style>
    <style:style style:name="P46" style:family="paragraph" style:parent-style-name="Standard" style:list-style-name="L4">
      <style:text-properties fo:font-size="12pt" officeooo:rsid="002cf21f" officeooo:paragraph-rsid="002f6ee8"/>
    </style:style>
    <style:style style:name="P47" style:family="paragraph" style:parent-style-name="Standard" style:list-style-name="L4">
      <style:text-properties fo:font-size="12pt" officeooo:rsid="002cf21f" officeooo:paragraph-rsid="002cf21f"/>
    </style:style>
    <style:style style:name="P48" style:family="paragraph" style:parent-style-name="Standard" style:list-style-name="L4">
      <style:text-properties fo:font-size="12pt" officeooo:rsid="002e6d3a" officeooo:paragraph-rsid="002e6d3a"/>
    </style:style>
    <style:style style:name="P49" style:family="paragraph" style:parent-style-name="Standard" style:list-style-name="L4">
      <style:text-properties fo:font-size="12pt" officeooo:rsid="002f6ee8" officeooo:paragraph-rsid="002f6ee8"/>
    </style:style>
    <style:style style:name="P50" style:family="paragraph" style:parent-style-name="Standard" style:list-style-name="L4">
      <style:text-properties fo:font-size="12pt" officeooo:rsid="00318616" officeooo:paragraph-rsid="00318616"/>
    </style:style>
    <style:style style:name="P51" style:family="paragraph" style:parent-style-name="Standard" style:list-style-name="L6">
      <style:text-properties fo:font-size="12pt" officeooo:rsid="00351fe9" officeooo:paragraph-rsid="00351fe9"/>
    </style:style>
    <style:style style:name="P52" style:family="paragraph" style:parent-style-name="Standard" style:list-style-name="L6">
      <style:text-properties fo:font-size="12pt" officeooo:rsid="0036b5a7" officeooo:paragraph-rsid="0036b5a7"/>
    </style:style>
    <style:style style:name="P53" style:family="paragraph" style:parent-style-name="Standard" style:list-style-name="L6">
      <style:text-properties fo:font-size="12pt" officeooo:rsid="00373ec2" officeooo:paragraph-rsid="00373ec2"/>
    </style:style>
    <style:style style:name="P54" style:family="paragraph" style:parent-style-name="Standard" style:list-style-name="L7">
      <style:text-properties fo:font-size="12pt" officeooo:rsid="003919aa" officeooo:paragraph-rsid="003919aa"/>
    </style:style>
    <style:style style:name="P55" style:family="paragraph" style:parent-style-name="Standard" style:list-style-name="L8">
      <style:text-properties fo:font-size="12pt" officeooo:rsid="003af9f0" officeooo:paragraph-rsid="003af9f0"/>
    </style:style>
    <style:style style:name="P56" style:family="paragraph" style:parent-style-name="Standard" style:list-style-name="L4">
      <style:text-properties fo:font-size="12pt" officeooo:rsid="003c64c6" officeooo:paragraph-rsid="003c64c6"/>
    </style:style>
    <style:style style:name="P57" style:family="paragraph" style:parent-style-name="Standard" style:list-style-name="L4">
      <style:text-properties fo:font-size="12pt" officeooo:rsid="003edcbf" officeooo:paragraph-rsid="003dff64"/>
    </style:style>
    <style:style style:name="P58" style:family="paragraph" style:parent-style-name="Standard" style:list-style-name="L4">
      <style:text-properties fo:font-size="12pt" officeooo:rsid="003edcbf" officeooo:paragraph-rsid="003edcbf"/>
    </style:style>
    <style:style style:name="P59" style:family="paragraph" style:parent-style-name="Standard" style:list-style-name="L4">
      <style:text-properties fo:font-size="12pt" officeooo:rsid="003dff64" officeooo:paragraph-rsid="003dff64"/>
    </style:style>
    <style:style style:name="P60" style:family="paragraph" style:parent-style-name="Standard" style:list-style-name="L4">
      <style:text-properties fo:font-size="12pt" officeooo:rsid="003cc552" officeooo:paragraph-rsid="003cc552"/>
    </style:style>
    <style:style style:name="P61" style:family="paragraph" style:parent-style-name="Standard" style:list-style-name="L4">
      <style:text-properties fo:font-size="12pt" officeooo:rsid="003cecbf" officeooo:paragraph-rsid="003cecbf"/>
    </style:style>
    <style:style style:name="P62" style:family="paragraph" style:parent-style-name="Standard" style:list-style-name="L4">
      <style:text-properties fo:font-size="12pt" officeooo:rsid="003e22d3" officeooo:paragraph-rsid="003e22d3"/>
    </style:style>
    <style:style style:name="P63" style:family="paragraph" style:parent-style-name="Standard" style:list-style-name="L4">
      <style:text-properties fo:font-size="12pt" officeooo:rsid="003f1456" officeooo:paragraph-rsid="003f1456"/>
    </style:style>
    <style:style style:name="P64" style:family="paragraph" style:parent-style-name="Standard" style:list-style-name="L4">
      <style:text-properties fo:font-size="12pt" officeooo:rsid="0040e47f" officeooo:paragraph-rsid="0040e47f"/>
    </style:style>
    <style:style style:name="P65" style:family="paragraph" style:parent-style-name="Standard" style:list-style-name="L4">
      <style:text-properties fo:font-size="12pt" officeooo:rsid="0040e47f" officeooo:paragraph-rsid="0043b213"/>
    </style:style>
    <style:style style:name="P66" style:family="paragraph" style:parent-style-name="Standard" style:list-style-name="L4">
      <style:text-properties fo:font-size="12pt" officeooo:rsid="0041ceb8" officeooo:paragraph-rsid="0041ceb8"/>
    </style:style>
    <style:style style:name="P67" style:family="paragraph" style:parent-style-name="Standard" style:list-style-name="L4">
      <style:text-properties fo:font-size="12pt" officeooo:rsid="0043b213" officeooo:paragraph-rsid="0043b213"/>
    </style:style>
    <style:style style:name="P68" style:family="paragraph" style:parent-style-name="Standard" style:list-style-name="L4">
      <style:text-properties fo:font-size="12pt" officeooo:rsid="0043b213" officeooo:paragraph-rsid="0045b424"/>
    </style:style>
    <style:style style:name="P69" style:family="paragraph" style:parent-style-name="Standard" style:list-style-name="L4">
      <style:text-properties fo:font-size="12pt" officeooo:rsid="0045b424" officeooo:paragraph-rsid="0045b424"/>
    </style:style>
    <style:style style:name="P70" style:family="paragraph" style:parent-style-name="Standard" style:list-style-name="L4">
      <style:text-properties fo:font-size="12pt" officeooo:rsid="0046886c" officeooo:paragraph-rsid="0046886c"/>
    </style:style>
    <style:style style:name="P71" style:family="paragraph" style:parent-style-name="Standard" style:list-style-name="L4">
      <style:text-properties fo:font-size="12pt" officeooo:rsid="0046a7c0" officeooo:paragraph-rsid="0046a7c0"/>
    </style:style>
    <style:style style:name="P72" style:family="paragraph" style:parent-style-name="Standard" style:list-style-name="L4">
      <style:text-properties fo:font-size="12pt" officeooo:rsid="00487d08" officeooo:paragraph-rsid="00487d08"/>
    </style:style>
    <style:style style:name="P73" style:family="paragraph" style:parent-style-name="Standard" style:list-style-name="L4">
      <style:text-properties fo:font-size="12pt" officeooo:rsid="0048a903" officeooo:paragraph-rsid="0048a903"/>
    </style:style>
    <style:style style:name="P74" style:family="paragraph" style:parent-style-name="Standard" style:list-style-name="L9">
      <style:text-properties fo:font-size="12pt" officeooo:rsid="0048a903" officeooo:paragraph-rsid="0048a903"/>
    </style:style>
    <style:style style:name="P75" style:family="paragraph" style:parent-style-name="Standard" style:list-style-name="L4">
      <style:text-properties fo:font-size="12pt" officeooo:rsid="004a153f" officeooo:paragraph-rsid="004a153f"/>
    </style:style>
    <style:style style:name="P76" style:family="paragraph" style:parent-style-name="Standard" style:list-style-name="L4">
      <style:text-properties fo:font-size="12pt" officeooo:rsid="004a9c0d" officeooo:paragraph-rsid="004a9c0d"/>
    </style:style>
    <style:style style:name="P77" style:family="paragraph" style:parent-style-name="Standard" style:list-style-name="L4">
      <style:text-properties fo:font-size="12pt" officeooo:rsid="004b83d5" officeooo:paragraph-rsid="004b83d5"/>
    </style:style>
    <style:style style:name="P78" style:family="paragraph" style:parent-style-name="Standard" style:list-style-name="L4">
      <style:text-properties fo:font-size="12pt" officeooo:rsid="004c72d2" officeooo:paragraph-rsid="004c72d2"/>
    </style:style>
    <style:style style:name="P79" style:family="paragraph" style:parent-style-name="Standard" style:list-style-name="L4">
      <style:text-properties fo:font-size="12pt" officeooo:rsid="004e2a6f" officeooo:paragraph-rsid="004e2a6f"/>
    </style:style>
    <style:style style:name="P80" style:family="paragraph" style:parent-style-name="Standard" style:list-style-name="L4">
      <style:text-properties fo:font-size="12pt" officeooo:rsid="004ec662" officeooo:paragraph-rsid="004ec662"/>
    </style:style>
    <style:style style:name="P81" style:family="paragraph" style:parent-style-name="Standard" style:list-style-name="L4">
      <style:text-properties fo:font-size="12pt" officeooo:rsid="00503791" officeooo:paragraph-rsid="00503791"/>
    </style:style>
    <style:style style:name="P82" style:family="paragraph" style:parent-style-name="Standard" style:list-style-name="L4">
      <style:text-properties fo:font-size="12pt" officeooo:rsid="00520c6a" officeooo:paragraph-rsid="00520c6a"/>
    </style:style>
    <style:style style:name="P83" style:family="paragraph" style:parent-style-name="Standard">
      <style:text-properties fo:font-size="12pt" officeooo:rsid="00520c6a" officeooo:paragraph-rsid="00520c6a"/>
    </style:style>
    <style:style style:name="P84" style:family="paragraph" style:parent-style-name="Standard">
      <style:text-properties fo:font-size="12pt" officeooo:rsid="0052855b" officeooo:paragraph-rsid="0052855b"/>
    </style:style>
    <style:style style:name="P85" style:family="paragraph" style:parent-style-name="Standard">
      <style:paragraph-properties fo:text-align="justify" style:justify-single-word="false"/>
      <style:text-properties fo:font-size="12pt" officeooo:rsid="0052855b" officeooo:paragraph-rsid="0052855b"/>
    </style:style>
    <style:style style:name="P86" style:family="paragraph" style:parent-style-name="Standard" style:list-style-name="L4">
      <style:text-properties officeooo:paragraph-rsid="002e6d3a"/>
    </style:style>
    <style:style style:name="P87" style:family="paragraph" style:parent-style-name="Standard" style:list-style-name="L4">
      <style:text-properties fo:font-size="14pt" officeooo:rsid="001ec4b0" officeooo:paragraph-rsid="001ec4b0"/>
    </style:style>
    <style:style style:name="P88" style:family="paragraph" style:parent-style-name="Standard" style:list-style-name="L4">
      <style:text-properties fo:font-size="14pt" officeooo:rsid="002c0dbd" officeooo:paragraph-rsid="002c0dbd"/>
    </style:style>
    <style:style style:name="P89" style:family="paragraph" style:parent-style-name="Standard" style:list-style-name="L4">
      <style:text-properties fo:font-size="14pt" officeooo:rsid="003af9f0" officeooo:paragraph-rsid="003af9f0"/>
    </style:style>
    <style:style style:name="P90" style:family="paragraph" style:parent-style-name="Standard">
      <style:text-properties fo:font-size="14pt" fo:font-weight="bold" officeooo:rsid="0052855b" officeooo:paragraph-rsid="0052855b" style:font-weight-asian="bold" style:font-weight-complex="bold"/>
    </style:style>
    <style:style style:name="P91" style:family="paragraph" style:parent-style-name="Standard" style:list-style-name="L4">
      <style:text-properties officeooo:rsid="001ec4b0" officeooo:paragraph-rsid="001ec4b0"/>
    </style:style>
    <style:style style:name="P92" style:family="paragraph" style:parent-style-name="Standard" style:list-style-name="L4">
      <style:text-properties officeooo:rsid="00208346" officeooo:paragraph-rsid="00208346"/>
    </style:style>
    <style:style style:name="P93" style:family="paragraph" style:parent-style-name="Standard" style:list-style-name="L4">
      <style:text-properties officeooo:rsid="002121ae" officeooo:paragraph-rsid="002121ae"/>
    </style:style>
    <style:style style:name="P94" style:family="paragraph" style:parent-style-name="Standard" style:list-style-name="L4">
      <style:text-properties officeooo:rsid="00318616" officeooo:paragraph-rsid="00318616"/>
    </style:style>
    <style:style style:name="P95" style:family="paragraph" style:parent-style-name="Standard" style:list-style-name="L6">
      <style:text-properties officeooo:rsid="00335d3d" officeooo:paragraph-rsid="00335d3d"/>
    </style:style>
    <style:style style:name="P96" style:family="paragraph" style:parent-style-name="Standard" style:list-style-name="L6">
      <style:text-properties officeooo:rsid="00351fe9" officeooo:paragraph-rsid="00351fe9"/>
    </style:style>
    <style:style style:name="P97" style:family="paragraph" style:parent-style-name="Standard" style:list-style-name="L9">
      <style:text-properties officeooo:rsid="00497f2f" officeooo:paragraph-rsid="00497f2f"/>
    </style:style>
    <style:style style:name="P98" style:family="paragraph" style:parent-style-name="Standard" style:list-style-name="L4">
      <style:paragraph-properties fo:break-before="page"/>
      <style:text-properties fo:font-size="12pt" officeooo:rsid="0043b213" officeooo:paragraph-rsid="0043b213"/>
    </style:style>
    <style:style style:name="P99" style:family="paragraph" style:parent-style-name="Standard" style:list-style-name="L4">
      <style:paragraph-properties fo:break-before="page"/>
      <style:text-properties fo:font-size="12pt" officeooo:rsid="004ec662" officeooo:paragraph-rsid="004ec662"/>
    </style:style>
    <style:style style:name="T1" style:family="text">
      <style:text-properties officeooo:rsid="0019725c"/>
    </style:style>
    <style:style style:name="T2" style:family="text">
      <style:text-properties officeooo:rsid="001b1144"/>
    </style:style>
    <style:style style:name="T3" style:family="text">
      <style:text-properties style:text-position="super 58%"/>
    </style:style>
    <style:style style:name="T4" style:family="text">
      <style:text-properties fo:font-size="12pt"/>
    </style:style>
    <style:style style:name="T5" style:family="text">
      <style:text-properties fo:font-size="12pt" officeooo:rsid="002121ae"/>
    </style:style>
    <style:style style:name="T6" style:family="text">
      <style:text-properties fo:font-size="12pt" officeooo:rsid="0021fd0e"/>
    </style:style>
    <style:style style:name="T7" style:family="text">
      <style:text-properties fo:font-size="12pt" style:text-underline-style="none"/>
    </style:style>
    <style:style style:name="T8" style:family="text">
      <style:text-properties fo:font-size="12pt" officeooo:rsid="00264125"/>
    </style:style>
    <style:style style:name="T9" style:family="text">
      <style:text-properties fo:font-size="12pt" fo:font-style="italic" style:font-style-asian="italic" style:font-style-complex="italic"/>
    </style:style>
    <style:style style:name="T10" style:family="text">
      <style:text-properties fo:font-size="12pt" fo:font-style="italic" officeooo:rsid="0032c24a" style:font-style-asian="italic" style:font-style-complex="italic"/>
    </style:style>
    <style:style style:name="T11" style:family="text">
      <style:text-properties fo:font-size="12pt" officeooo:rsid="002cf21f"/>
    </style:style>
    <style:style style:name="T12" style:family="text">
      <style:text-properties fo:font-size="12pt" officeooo:rsid="002e6d3a"/>
    </style:style>
    <style:style style:name="T13" style:family="text">
      <style:text-properties fo:font-size="12pt" officeooo:rsid="00322550"/>
    </style:style>
    <style:style style:name="T14" style:family="text">
      <style:text-properties fo:font-size="12pt" officeooo:rsid="0032c24a"/>
    </style:style>
    <style:style style:name="T15" style:family="text">
      <style:text-properties fo:font-size="12pt" officeooo:rsid="00351fe9"/>
    </style:style>
    <style:style style:name="T16" style:family="text">
      <style:text-properties fo:font-size="12pt" officeooo:rsid="00373ec2"/>
    </style:style>
    <style:style style:name="T17" style:family="text">
      <style:text-properties fo:font-size="12pt" officeooo:rsid="003919aa"/>
    </style:style>
    <style:style style:name="T18" style:family="text">
      <style:text-properties fo:font-size="12pt" officeooo:rsid="0048a903"/>
    </style:style>
    <style:style style:name="T19" style:family="text">
      <style:text-properties officeooo:rsid="001b7c07"/>
    </style:style>
    <style:style style:name="T20" style:family="text">
      <style:text-properties officeooo:rsid="00264a99"/>
    </style:style>
    <style:style style:name="T21" style:family="text">
      <style:text-properties officeooo:rsid="002b08f8"/>
    </style:style>
    <style:style style:name="T22" style:family="text">
      <style:text-properties fo:font-style="italic" style:font-style-asian="italic" style:font-style-complex="italic"/>
    </style:style>
    <style:style style:name="T23" style:family="text">
      <style:text-properties officeooo:rsid="002cf21f"/>
    </style:style>
    <style:style style:name="T24" style:family="text">
      <style:text-properties style:font-name="Liberation Serif1" officeooo:rsid="00382f6d" style:font-name-asian="Liberation Serif1" style:font-name-complex="Liberation Serif1"/>
    </style:style>
    <style:style style:name="T25" style:family="text">
      <style:text-properties officeooo:rsid="003919aa"/>
    </style:style>
    <style:style style:name="T26" style:family="text">
      <style:text-properties officeooo:rsid="003a7354"/>
    </style:style>
    <style:style style:name="T27" style:family="text">
      <style:text-properties officeooo:rsid="003f1456"/>
    </style:style>
    <style:style style:name="T28" style:family="text">
      <style:text-properties officeooo:rsid="0040e47f"/>
    </style:style>
    <style:style style:name="T29" style:family="text">
      <style:text-properties officeooo:rsid="0043b213"/>
    </style:style>
    <style:style style:name="T30" style:family="text">
      <style:text-properties officeooo:rsid="004c5f8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I">
        <style:list-level-properties text:list-level-position-and-space-mode="label-alignment" fo:text-align="end">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fo:text-align="end">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I">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La liberté est-elle une illusion ?</text:p>
      <text:p text:style-name="P1"/>
      <text:p text:style-name="P17">Dissertation en philosophie</text:p>
      <text:p text:style-name="P3">Introduction</text:p>
      <text:list xml:id="list5203902485055814739" text:style-name="L1">
        <text:list-item>
          <text:p text:style-name="P24">Accroche</text:p>
          <text:list>
            <text:list-item>
              <text:p text:style-name="P24"><text:span text:style-name="T1">P</text:span>our susciter l’intérêt du lecteur</text:p>
            </text:list-item>
            <text:list-item>
              <text:p text:style-name="P25">Si on n’en trouve pas, on peut ne pas en mettre une</text:p>
            </text:list-item>
            <text:list-item>
              <text:p text:style-name="P26">Ex : On pense que l’homme est libre, mais un fils d’ouvrier deviendra ouvrier à son tour.</text:p>
            </text:list-item>
          </text:list>
        </text:list-item>
        <text:list-item>
          <text:p text:style-name="P25">Thème et question</text:p>
        </text:list-item>
        <text:list-item>
          <text:p text:style-name="P25">Problématique</text:p>
          <text:list>
            <text:list-item>
              <text:p text:style-name="P25">2 thèses qui s’opposent</text:p>
            </text:list-item>
            <text:list-item>
              <text:p text:style-name="P25">2 manières possibles de répondre à la question</text:p>
            </text:list-item>
            <text:list-item>
              <text:p text:style-name="P26">Ex :</text:p>
              <text:list>
                <text:list-item>
                  <text:p text:style-name="P26">Quand on fait un choix, on <text:span text:style-name="T2">se sent </text:span>libre de le faire ou non</text:p>
                </text:list-item>
                <text:list-item>
                  <text:p text:style-name="P26">Mais peut-être que ce choix est fait sous influence par notre environnement</text:p>
                </text:list-item>
              </text:list>
            </text:list-item>
          </text:list>
        </text:list-item>
        <text:list-item>
          <text:p text:style-name="P27">Enjeux</text:p>
          <text:list>
            <text:list-item>
              <text:p text:style-name="P27">Ce sont les conséquences</text:p>
            </text:list-item>
            <text:list-item>
              <text:p text:style-name="P26">Ex : <text:span text:style-name="T2">Si la liberté est une illusion, nos erreurs n’ont pas été faits par choix mais par contrainte, donc on n’en est pas coupables</text:span></text:p>
            </text:list-item>
          </text:list>
        </text:list-item>
        <text:list-item>
          <text:p text:style-name="P28">Plan</text:p>
          <text:list>
            <text:list-item>
              <text:p text:style-name="P28">En 3 parties</text:p>
            </text:list-item>
            <text:list-item>
              <text:p text:style-name="P28">Les 2 premières parties vont reprendre l’opposition entre les deux thèses de la problématique</text:p>
            </text:list-item>
            <text:list-item>
              <text:p text:style-name="P28">La 3<text:span text:style-name="T3">e</text:span> partie va permettre de trancher entre les deux thèses</text:p>
              <text:list>
                <text:list-item>
                  <text:p text:style-name="P28">On va défendre une des deux thèses avec des arguments différents</text:p>
                </text:list-item>
              </text:list>
            </text:list-item>
          </text:list>
        </text:list-item>
      </text:list>
      <text:p text:style-name="P2"/>
      <text:p text:style-name="P2"/>
      <text:p text:style-name="P5">Définitions</text:p>
      <text:p text:style-name="P2"/>
      <text:p text:style-name="P8">Liberté</text:p>
      <text:list xml:id="list3577310307846581687" text:style-name="L2">
        <text:list-item>
          <text:p text:style-name="P29">Faire ce qu’on veut</text:p>
        </text:list-item>
        <text:list-item>
          <text:p text:style-name="P29">Leibniz (1646-1716) distingue <text:span text:style-name="T19">deux branches de la liberté</text:span></text:p>
          <text:list>
            <text:list-item>
              <text:p text:style-name="P29">Liberté de droit : avoir le droit ou la permission de faire quelque chose</text:p>
              <text:p text:style-name="P29">= liberté politique</text:p>
            </text:list-item>
            <text:list-item>
              <text:p text:style-name="P30">Liberté de fait : se divise en deux autres libertés</text:p>
              <text:list>
                <text:list-item>
                  <text:p text:style-name="P30">Liberté de pouvoir : avoir les moyens de faire ce que je veux</text:p>
                </text:list-item>
                <text:list-item>
                  <text:p text:style-name="P30">Liberté de vouloir : se divise encore en deux</text:p>
                  <text:list>
                    <text:list-item>
                      <text:p text:style-name="P30">Libre moral : On est libre quand on fait le bien (libre des vices)</text:p>
                    </text:list-item>
                    <text:list-item>
                      <text:p text:style-name="P30">Libre arbitre : On est libre quand on peut choisir</text:p>
                    </text:list-item>
                  </text:list>
                </text:list-item>
              </text:list>
            </text:list-item>
          </text:list>
        </text:list-item>
      </text:list>
      <text:p text:style-name="P10"/>
      <text:p text:style-name="P9">Nécessaire / Contingent</text:p>
      <text:list xml:id="list2400901262006430479" text:style-name="L3">
        <text:list-item>
          <text:p text:style-name="P31">Est nécessaire ce qui ne peut pas ne pas être, ou être autrement qu’il est</text:p>
          <text:list>
            <text:list-item>
              <text:p text:style-name="P31">Nécessaire : synonyme = inévitable</text:p>
            </text:list-item>
          </text:list>
        </text:list-item>
        <text:list-item>
          <text:p text:style-name="P31">Est contingent ce qui peut être ou ne pas être, ou être autrement qu’il est</text:p>
        </text:list-item>
      </text:list>
      <text:p text:style-name="P21">Plan</text:p>
      <text:p text:style-name="P4"/>
      <text:list xml:id="list75923738095995831" text:style-name="L4">
        <text:list-item>
          <text:p text:style-name="P87">L’affirmation de l’existence du libre arbitre</text:p>
          <text:p text:style-name="P32">Descartes, <text:span text:style-name="T22">Lettre au Père Mesland</text:span>, 9 février 1645</text:p>
          <text:list>
            <text:list-header>
              <text:p text:style-name="P35">Pour Descartes, l’existence du libre arbitre ne se démontre pas puisqu’elle est de l’ordre de l’évidence</text:p>
              <text:list>
                <text:list-header>
                  <text:p text:style-name="P91"><text:span text:style-name="T9">Principes de la philosophie</text:span><text:span text:style-name="T4"> (1644)</text:span></text:p>
                  <text:p text:style-name="P37">« Il est si évident que nous avons une volonté libre qui peut donner son consentement ou ne pas le donner quand bon lui semble que cela peut être compté pour une de nos plus communes notions. »</text:p>
                  <text:list>
                    <text:list-header>
                      <text:p text:style-name="P36">Communes notions → les vérités premières et évidentes (Euclide)</text:p>
                      <text:list>
                        <text:list-header>
                          <text:p text:style-name="P36">Ex : Le tout est plus grand que la partie</text:p>
                        </text:list-header>
                      </text:list>
                    </text:list-header>
                  </text:list>
                  <text:p text:style-name="P92"><text:span text:style-name="T4">Pour Descartes, liberté, libre arbitre et volonté sont synonymes. Mais il comprend la liberté de deux manières</text:span><text:span text:style-name="T5">, </text:span><text:span text:style-name="T8">l</text:span><text:span text:style-name="T6">es libertés d’indifférences</text:span></text:p>
                  <text:list text:continue-numbering="true">
                    <text:list-header>
                      <text:p text:style-name="P38">« l’état dans lequel est la volonté lorsqu’elle n’est pas poussée d’un côté plutôt que de l’autre par la perception du vrai ou du bien »</text:p>
                      <text:list>
                        <text:list-header>
                          <text:p text:style-name="P93"><text:span text:style-name="T7">U</text:span><text:span text:style-name="T4">n état d’équilibre de la volonté</text:span></text:p>
                          <text:list>
                            <text:list-header>
                              <text:p text:style-name="P38">Autant de raison d’aller d’un côté que de l’autre</text:p>
                              <text:p text:style-name="P93"><text:span text:style-name="T6">Ou a</text:span><text:span text:style-name="T4">ussi peu de raison d’aller d’un côté que de l’autre</text:span></text:p>
                            </text:list-header>
                          </text:list>
                        </text:list-header>
                      </text:list>
                      <text:p text:style-name="P39">« une faculté positive de se déterminer d’un côté ou de l’autre »</text:p>
                      <text:list text:continue-numbering="true">
                        <text:list-header>
                          <text:p text:style-name="P39">La capacité de s’auto-déterminer, la capacité de choix</text:p>
                          <text:list>
                            <text:list-header>
                              <text:p text:style-name="P40">Soit il y a un équilibre et on fait un choix</text:p>
                              <text:p text:style-name="P40">Soit il n’y a pas d’équilibre et on choisit le côté le plus attirant</text:p>
                              <text:list>
                                <text:list-header>
                                  <text:p text:style-name="P41">Le bien ou le mal</text:p>
                                </text:list-header>
                              </text:list>
                              <text:p text:style-name="P40">Soit il y a un équilibre total mais on ne fait pas de choix</text:p>
                              <text:list text:continue-numbering="true">
                                <text:list-header>
                                  <text:p text:style-name="P41">Mais est-ce possible ? Leibniz dit que non</text:p>
                                </text:list-header>
                              </text:list>
                            </text:list-header>
                          </text:list>
                        </text:list-header>
                      </text:list>
                    </text:list-header>
                  </text:list>
                  <text:p text:style-name="P42">« il nous est toujours possible de nous retenir de poursuivre un bien clairement connu ou d’admettre une vérité évidente, <text:span text:style-name="T20">pourvu que nous pensions que c’est un bien d’affirmer par là notre libre-arbitre</text:span> »</text:p>
                  <text:p text:style-name="P42">Est-ce vrai ? Peut-on refuser d’admettre une vérité évidente ?</text:p>
                  <text:list text:continue-numbering="true">
                    <text:list-header>
                      <text:p text:style-name="P42">Est-ce le rôle de la volonté d’admettre une vérité, <text:span text:style-name="T20">ou est-ce plutôt celui de l’intelligence</text:span> ?</text:p>
                      <text:p text:style-name="P42">Du point de vue de la philosophie cartésienne, il y a une théorie que l’on ne peut refuser d’admettre :</text:p>
                      <text:list>
                        <text:list-header>
                          <text:p text:style-name="P42">« Je pense donc je suis »</text:p>
                          <text:p text:style-name="P42">Car même en voulant la réfuter, on serait en train de l’admettre</text:p>
                        </text:list-header>
                      </text:list>
                    </text:list-header>
                  </text:list>
                  <text:p text:style-name="P43">→ Plus la certitude est grande, plus la part de volonté diminue</text:p>
                  <text:p text:style-name="P43">Idée de choisir le « mal » plutôt que le « bien »</text:p>
                  <text:list text:continue-numbering="true">
                    <text:list-header>
                      <text:p text:style-name="P43">Ou bien on a plus de raison de choisir le mal que le bien</text:p>
                      <text:p text:style-name="P43">Ou bien on choisit le mal alors que le bien est plus attirant</text:p>
                    </text:list-header>
                  </text:list>
                </text:list-header>
              </text:list>
            </text:list-header>
          </text:list>
        </text:list-item>
      </text:list>
      <text:p text:style-name="P7"/>
      <text:p text:style-name="P8"/>
      <text:p text:style-name="P22">Transition :</text:p>
      <text:list xml:id="list155012787368917" text:continue-numbering="true" text:style-name="L4">
        <text:list-header>
          <text:p text:style-name="P44">Descartes reconnaît l’existence de la liberté à partir de l’expérience de son évidence. Cette évidence se manifeste par le fait que je sens en moi même la possibilité d’agir ou de ne pas agir, et ce même contre les meilleures raisons, même contre ce que l’entendement me présente comme vrai et bien.</text:p>
          <text:p text:style-name="P45">Pourtant, si l’existence de la liberté était si évidente, <text:span text:style-name="T21">on devrait en voir des manifestations concrètes. Or ne constate-t-on pas au contraire que la plupart des comportements paraissent prévisibles, et donc nécessaires ? La plupart des ouvriers sont eux-même fils d’ouvriers. À l’inverse, les enfants des classes supérieurs font de longues études. Une certaine sociologie semble nous apprendre que nous sommes déterminés par notre situation familiale.</text:span></text:p>
          <text:p text:style-name="P41">Quant à la psychologie, n’insiste-t-elle pas sur l’influence décisive du caractère, des passions, de notre passé sur nos choix ?</text:p>
        </text:list-header>
      </text:list>
      <text:p text:style-name="P8"/>
      <text:p text:style-name="P6">Définitions</text:p>
      <text:list xml:id="list2725645375075737965" text:style-name="L5">
        <text:list-item>
          <text:p text:style-name="P34">La nature et l’essence sont synonymes, c’est ce qui répond à la question « qu’est-ce que c’est »</text:p>
        </text:list-item>
        <text:list-item>
          <text:p text:style-name="P34">Un décret est synonyme de décision</text:p>
        </text:list-item>
        <text:list-item>
          <text:p text:style-name="P34">L’appétit est un mouvement qui porte à rechercher ce qui peut satisfaire un besoin organique, un instinct</text:p>
        </text:list-item>
        <text:list-item>
          <text:p text:style-name="P34">Appéter = désirer ardemment et de manière instinctive</text:p>
        </text:list-item>
      </text:list>
      <text:p text:style-name="P8"/>
      <text:list xml:id="list155014307357221" text:continue-list="list155012787368917" text:style-name="L4">
        <text:list-item>
          <text:p text:style-name="P88">La contestation du libre-arbitre</text:p>
          <text:p text:style-name="P33">Spino<text:span text:style-name="T23">z</text:span>a (1633-1677), <text:span text:style-name="T22">Lettre à Schuller</text:span></text:p>
          <text:p text:style-name="P33">En trois parties :</text:p>
          <text:list>
            <text:list-item>
              <text:list>
                <text:list-header>
                  <text:p text:style-name="P32">Définition de la liberté et application à Dieu</text:p>
                  <text:p text:style-name="P32">Application aux choses crées et exemple de la pierre</text:p>
                  <text:p text:style-name="P33">Fiction sur la pierre et application à l’Homme</text:p>
                </text:list-header>
              </text:list>
            </text:list-item>
            <text:list-item>
              <text:p text:style-name="P46">Prémisses de la preuve ontologique</text:p>
              <text:list>
                <text:list-header>
                  <text:p text:style-name="P47">« Dieu est un être tel que rien de plus grand ne peut être pensé »</text:p>
                  <text:p text:style-name="P47">« Il est plus grand d’exister dans la réalité et dans l’intellect que seulement dans l’intellect »</text:p>
                  <text:p text:style-name="P48">Conclusion : Dieu existe</text:p>
                  <text:p text:style-name="P48">→ Anselme (1033-1109)</text:p>
                </text:list-header>
              </text:list>
              <text:p text:style-name="P48">Spinoza se base aussi sur ce qu’a dit Descartes</text:p>
              <text:list text:continue-numbering="true">
                <text:list-header>
                  <text:p text:style-name="P86"><text:span text:style-name="T11">« Dieu est un être qui a toute les perfections. L’existence est une perfection, donc Dieu existe » </text:span><text:span text:style-name="T12">(= première prémisse)</text:span></text:p>
                </text:list-header>
              </text:list>
            </text:list-item>
            <text:list-item>
              <text:p text:style-name="P49">« Toute chose singulière est nécessairement déterminée par une cause extérieure à exister et à agir d’une certaine manière déterminée »</text:p>
              <text:p text:style-name="P49">Que la chose soit une pierre ou un homme ne fait pas la différence</text:p>
            </text:list-item>
            <text:list-item>
              <text:p text:style-name="P49">Spinoza attribue à la pierre une conscience</text:p>
              <text:list>
                <text:list-header>
                  <text:p text:style-name="P49">Pour rapprocher son exemple de l’humain</text:p>
                  <text:p text:style-name="P49">Argument majeur contre l’existence du libre-arbitre :</text:p>
                  <text:list>
                    <text:list-header>
                      <text:p text:style-name="P49">« les hommes ont conscience de leurs appétits et ignorent les causes qui les déterminent »</text:p>
                    </text:list-header>
                  </text:list>
                </text:list-header>
              </text:list>
            </text:list-item>
          </text:list>
          <text:p text:style-name="P50">La croyance au libre-arbitre pour Spinoza est illusoire : les hommes se croient libres parce qu’ils sont conscients de leurs appétits, mais ils en ignorent les causes</text:p>
          <text:p text:style-name="P50">Pour lui, c’est aussi une croyance irrationnelle : l’idée que l’homme peut être la cause première de ses actes revient à faire de l’homme une exception de la nature.</text:p>
          <text:p text:style-name="P50">Si la nature se comporte de manière déterministe, c’est à dire selon un enchaînement rigoureux de causes et d’effets où chaque cause produit de manière nécessaire tel effet, alors il n’y a pas de raison pour que l’homme soit une exception dans la nature.</text:p>
          <text:p text:style-name="P94"><text:span text:style-name="T13">« L’Homme n’est pas un empire dans un empire » – S</text:span><text:span text:style-name="T14">pinoza, </text:span><text:span text:style-name="T10">L’Éthique</text:span></text:p>
        </text:list-item>
      </text:list>
      <text:p text:style-name="P11"><text:soft-page-break/></text:p>
      <text:p text:style-name="P20"><text:span text:style-name="T14">D</text:span><text:span text:style-name="T4">éfinition :</text:span></text:p>
      <text:list xml:id="list6291093256612512491" text:style-name="L6">
        <text:list-item>
          <text:p text:style-name="P95"><text:span text:style-name="T4">Selon le déterminisme, il est possible de formuler un lien tel qu’une ou plusieurs causes étant données, tels effets et non tel</text:span><text:span text:style-name="T15">s</text:span><text:span text:style-name="T4"> autre</text:span><text:span text:style-name="T15">s</text:span><text:span text:style-name="T4"> s’ensuivent nécessairement.</text:span></text:p>
          <text:p text:style-name="P95"><text:span text:style-name="T4">→</text:span><text:span text:style-name="T17"> Tout ce qui s’est passé n’aurait pas pu se passer autrement</text:span></text:p>
        </text:list-item>
        <text:list-item>
          <text:p text:style-name="P51">Cause / Fin</text:p>
          <text:list>
            <text:list-item>
              <text:p text:style-name="P51">Cause, sens général : Ce sans quoi il n’y a pas d’effet</text:p>
              <text:p text:style-name="P51">Aristote (-384, -322) → 4 types de causes</text:p>
              <text:list>
                <text:list-item>
                  <text:p text:style-name="P51">La cause efficiente, motrice</text:p>
                  <text:list>
                    <text:list-header>
                      <text:p text:style-name="P96"><text:span text:style-name="T16">L</text:span><text:span text:style-name="T4">e point de départ du mouvement</text:span></text:p>
                      <text:p text:style-name="P52">Exemple : Quand on pousse un stylo, on est la cause efficiente du mouvement de ce stylo</text:p>
                    </text:list-header>
                  </text:list>
                </text:list-item>
                <text:list-item>
                  <text:p text:style-name="P52">La cause finale</text:p>
                  <text:list>
                    <text:list-header>
                      <text:p text:style-name="P52">Ce en vue de quoi (<text:span text:style-name="T24">≈</text:span> le but)</text:p>
                      <text:p text:style-name="P52">Exemple : L’être humain complet est la cause finale du développement de l’embryon</text:p>
                    </text:list-header>
                  </text:list>
                </text:list-item>
                <text:list-item>
                  <text:p text:style-name="P52">La cause matérielle</text:p>
                  <text:list>
                    <text:list-header>
                      <text:p text:style-name="P53">Ce dont une chose est faite</text:p>
                      <text:p text:style-name="P53">Exemple : Le marbre est la cause matérielle d’une statue de marbre</text:p>
                    </text:list-header>
                  </text:list>
                </text:list-item>
                <text:list-item>
                  <text:p text:style-name="P53">La cause formelle</text:p>
                  <text:list>
                    <text:list-header>
                      <text:p text:style-name="P53">Ce qui <text:span text:style-name="T25">détermine une chose à être ce qu’elle est</text:span></text:p>
                      <text:p text:style-name="P53">Deux sens à forme :</text:p>
                      <text:list>
                        <text:list-item>
                          <text:p text:style-name="P53"><text:span text:style-name="T22">morphe</text:span> <text:span text:style-name="T25">(sens précis)</text:span> = la forme <text:span text:style-name="T25">structurelle de la chose</text:span></text:p>
                        </text:list-item>
                        <text:list-item>
                          <text:p text:style-name="P53"><text:span text:style-name="T22">eidos</text:span> <text:span text:style-name="T25">(sens large)</text:span> = la matière + la forme morphe ~~ L’<text:span text:style-name="T25">essence de la chose</text:span></text:p>
                        </text:list-item>
                      </text:list>
                    </text:list-header>
                  </text:list>
                </text:list-item>
              </text:list>
            </text:list-item>
          </text:list>
        </text:list-item>
      </text:list>
      <text:p text:style-name="P13"/>
      <text:p text:style-name="P12">Transition :</text:p>
      <text:list xml:id="list615418624156713603" text:style-name="L7">
        <text:list-header>
          <text:p text:style-name="P54">Cette conception de Spinoza semble avoir l’avantage de ne pas faire de l’homme un être qui échapperait aux lois de la nature. Mais on peut se demander si les inconvénients ne sont pas plus nombreux. D’abord parce qu’il n’est pas sûr que la nature doive se comprendre d’après une conception strictement déterministe. Ensuite parce que si Spinoza a raison, on ne peut plus vraiment distinguer les comportements passionnels des comportements réfléchis, or nous avons l’impression qu’ils se distinguent. Enfin parce que cette conception ne rend pas compte du fait que notre comportement et notre manière de vivre paraisse<text:span text:style-name="T26">nt</text:span> beaucoup plus compréhensible<text:span text:style-name="T26">s</text:span> si l’on admet l’existence de la liberté. Encore une fois, nos compliments auraient-ils le moindre sens si nous étions déterminés à les prononcer ?</text:p>
        </text:list-header>
      </text:list>
      <text:p text:style-name="P11"/>
      <text:p text:style-name="P18"/>
      <text:p text:style-name="P23"/>
      <text:p text:style-name="P14">Définition :</text:p>
      <text:list xml:id="list3303465184214522066" text:style-name="L8">
        <text:list-item>
          <text:p text:style-name="P55">Concupiscence : penchant pour un plaisir sensible (ex : nourriture, boisson, sexe)</text:p>
        </text:list-item>
        <text:list-item>
          <text:p text:style-name="P55">Intempérance : incapacité à modérer son penchant au plaisir sensible</text:p>
        </text:list-item>
      </text:list>
      <text:p text:style-name="P14"/>
      <text:list xml:id="list155013031473232" text:continue-list="list155014307357221" text:style-name="L4">
        <text:list-item>
          <text:p text:style-name="P89">L’irréductibilité de la liberté</text:p>
          <text:p text:style-name="P56">Aristote (–384 - –322), <text:span text:style-name="T22">Éthique à Nicomaque</text:span>, livre III, chap 4</text:p>
          <text:p text:style-name="P56">Trois parties :</text:p>
          <text:list>
            <text:list-item>
              <text:p text:style-name="P57">Distinction entre le choix et l’acte volontaire</text:p>
              <text:list>
                <text:list-header>
                  <text:p text:style-name="P59">Aristote distingue, mais n’oppose pas le choix et l’acte volontaire</text:p>
                  <text:p text:style-name="P60">Ici, l’acte volontaire renvoie à la concupiscence, l’impulsivité, la spontanéité (commun aux hommes et aux animaux)</text:p>
                  <text:p text:style-name="P60">L’acte volontaire s’oppose à l’acte accompli sous la contrainte</text:p>
                  <text:p text:style-name="P61">Parmi les actes volontaires, il y a le choix</text:p>
                  <text:p text:style-name="P62">L’acte vient non seulement de la personne, mais il est le résultat d’un choix</text:p>
                  <text:p text:style-name="P62">On ne peut se limiter à l’acte, parce qu’un même acte peut avoir plusieurs causes différentes</text:p>
                </text:list-header>
              </text:list>
            </text:list-item>
            <text:list-item>
              <text:p text:style-name="P58">Distinction entre le choix et l’appétit</text:p>
              <text:list>
                <text:list-header>
                  <text:p text:style-name="P58">« Ceux qui prétendent que le choix est un appétit, ou une impulsivité, ou un souhait, ou une forme d’opinion, soutiennent là, semble-t-il, une vue qui n’est pas correcte. »</text:p>
                  <text:p text:style-name="P58">« un appétit peut être contraire à un choix, mais non un appétit à un appétit. »</text:p>
                  <text:list>
                    <text:list-header>
                      <text:p text:style-name="P58">Contre-exemple : Un désir peut nous détourner d’un autre désir</text:p>
                      <text:list>
                        <text:list-header>
                          <text:p text:style-name="P58">→ Un appétit peut être contraire à un autre appétit</text:p>
                          <text:p text:style-name="P58">En revanche, un appétit ne peut pas être contraire à lui-même</text:p>
                        </text:list-header>
                      </text:list>
                    </text:list-header>
                  </text:list>
                  <text:p text:style-name="P58">« <text:span text:style-name="T27">l’appétit relève du plaisir et de la peine, tandis que le choix ne relève ni de la peine, ni du plaisir »</text:span></text:p>
                  <text:list text:continue-numbering="true">
                    <text:list-header>
                      <text:p text:style-name="P63">L’appétit recherche le plaisir et fuit la douleur</text:p>
                      <text:p text:style-name="P63">Le choix est insensible à l’un ou à l’autre</text:p>
                      <text:p text:style-name="P63">Exemple : prendre un médicament déplaisant quand on est malade, c’est un choix</text:p>
                    </text:list-header>
                  </text:list>
                  <text:p text:style-name="P63">« Encore moins peut-on dire que le choix est une impulsion »</text:p>
                </text:list-header>
              </text:list>
            </text:list-item>
            <text:list-item>
              <text:p text:style-name="P58">Distinction entre le choix et le souhait</text:p>
              <text:list>
                <text:list-header>
                  <text:p text:style-name="P63">Le souhait peut porter sur des choses impossibles, contrairement au choix <text:span text:style-name="T28">qui ne porte que sur des choses qui dépendent de nous</text:span></text:p>
                  <text:list>
                    <text:list-header>
                      <text:p text:style-name="P64">« par exemple, l’immortalité »</text:p>
                    </text:list-header>
                  </text:list>
                  <text:p text:style-name="P66">Le souhait peut aussi porter sur des choses qui dépendent d’autrui</text:p>
                  <text:p text:style-name="P64">La différence souhait-choix ne porte pas sur la possibilité de la chose</text:p>
                  <text:list text:continue-numbering="true">
                    <text:list-header>
                      <text:p text:style-name="P65"><text:span text:style-name="T29">Autrement dit, o</text:span>n peut choisir de réaliser nos souhaits</text:p>
                    </text:list-header>
                  </text:list>
                  <text:p text:style-name="P58">« <text:span text:style-name="T28">En outre le souhait porte plutôt sur la fin, et le choix, sur les moyens pour parvenir à la fin »</text:span></text:p>
                  <text:list text:continue-numbering="true">
                    <text:list-header>
                      <text:p text:style-name="P64">Le choix peut aussi porter sur la fin</text:p>
                      <text:p text:style-name="P67">Mais une fin choisie est en réalité le moyen d’une autre fin, d’un souhait plus éloigné</text:p>
                      <text:p text:style-name="P67">Et cette autre fin est également le moyen d’un souhait plus lointain, et ainsi de suite</text:p>
                    </text:list-header>
                  </text:list>
                </text:list-header>
              </text:list>
            </text:list-item>
          </text:list>
          <text:p text:style-name="P67"/>
          <text:p text:style-name="P67"/>
          <text:p text:style-name="P98">(Toujours dans la partie III)</text:p>
          <text:p text:style-name="P69">Kant (1724-1804), <text:span text:style-name="T22">Critique de la raison pratique</text:span>, Première partie, livre premier, chap. 1</text:p>
          <text:p text:style-name="P67">Questions :</text:p>
          <text:list text:continue-numbering="true">
            <text:list-header>
              <text:p text:style-name="P68">Pourquoi le choix de renoncer à un plaisir pour conserver sa vie n’est-il pas vraiment une preuve de liberté ?</text:p>
              <text:list>
                <text:list-header>
                  <text:p text:style-name="P70">C’est plus l’effet d’une contrainte qu’un choix. En l’absence de la menace, il aurait cédé au plaisir.</text:p>
                  <text:p text:style-name="P70">On est pas sûr qu’il s’agit de liberté, c’est d’avantage la peur de la mort ou le soucis de conserver sa vie.</text:p>
                </text:list-header>
              </text:list>
              <text:p text:style-name="P67">Pourquoi le fait de reconnaître qu’il nous est possible de renoncer à la vie au nom d’un devoir est-il une preuve de liberté ?</text:p>
              <text:list text:continue-numbering="true">
                <text:list-header>
                  <text:p text:style-name="P70">Ici, le désir d’avoir la vie sauve n’entre pas en concurrence avec un autre désir mais avec un devoir moral. De fait, cet exemple est différent du premier.</text:p>
                  <text:p text:style-name="P71">C’est une preuve de liberté car cette décision ne peut pas provenir d’un désir sensible.</text:p>
                  <text:p text:style-name="P71">La loi morale se présente comme une obligation, mais le fait qu’elle ordonne quelque chose fait qu’on a la possibilité physique de le faire.</text:p>
                  <text:list>
                    <text:list-header>
                      <text:p text:style-name="P71">→ Tu dois le faire, donc tu peux le faire</text:p>
                      <text:p text:style-name="P72">Le devoir a du sens parce qu’on a la possibilité d’obéir ou de ne pas obéir</text:p>
                    </text:list-header>
                  </text:list>
                  <text:p text:style-name="P72">« il reconnaît ainsi en lui la liberté qui, sans la loi morale, lui serait restée inconnue »</text:p>
                  <text:list text:continue-numbering="true">
                    <text:list-header>
                      <text:p text:style-name="P72">→ la loi morale est cause de la connaissance de la liberté</text:p>
                      <text:p text:style-name="P73">Et la liberté est cause de l’existence de la loi morale</text:p>
                    </text:list-header>
                  </text:list>
                </text:list-header>
              </text:list>
              <text:p text:style-name="P73">Si la crainte de la mort est plus forte que le plaisir, et que le devoir peut être plus fort que la crainte de la mort, alors le devoir peut vaincre un plaisir.</text:p>
            </text:list-header>
          </text:list>
        </text:list-item>
      </text:list>
      <text:p text:style-name="P15"/>
      <text:p text:style-name="P15">Définition :</text:p>
      <text:list xml:id="list58533157020179448" text:style-name="L9">
        <text:list-item>
          <text:p text:style-name="P74">Obligation morale : autorité impérative exercée par la raison ou la conscience lorsqu’elles définissent des valeurs morales et enjoignent de les respecter</text:p>
        </text:list-item>
        <text:list-item>
          <text:p text:style-name="P97"><text:span text:style-name="T18">C</text:span><text:span text:style-name="T4">ontrainte : la contrainte renvoie à une force extérieure à soi qui s’exerce sur soi pour obtenir un effet indépendant de la volonté, et le plus souvent contraire à elle</text:span></text:p>
        </text:list-item>
      </text:list>
      <text:p text:style-name="P15"/>
      <text:p text:style-name="P16">(suite)</text:p>
      <text:list xml:id="list155013353636381" text:continue-list="list155013031473232" text:style-name="L4">
        <text:list-header>
          <text:p text:style-name="P75">Est-ce que les arguments d’Aristote et de Kant permettent de répondre aux objections de Spinoza ?</text:p>
          <text:list text:continue-numbering="true">
            <text:list-header>
              <text:p text:style-name="P75">Les arguments d’Aristote qui distinguent le choix de l’appétit permettent de répondre à Spinoza si celui-ci réduit la liberté à n’être qu’un rapport de force entre différents appétits</text:p>
              <text:p text:style-name="P76">Mais comme Spinoza distingue d’autres plans, les arguments d’Aristote ne permettent pas de lui répondre complètement</text:p>
            </text:list-header>
          </text:list>
          <text:p text:style-name="P77">Est-ce qu’on comprend mieux la liberté en la voyant comme l’effet nécessaire de causes antérieures, ou est-ce qu’on la comprend mieux en la voyant comme l<text:span text:style-name="T30">a mise en œuvre de </text:span>moyen<text:span text:style-name="T30">s</text:span> <text:span text:style-name="T30">au</text:span> <text:span text:style-name="T30">service de</text:span> certaines fins ?</text:p>
          <text:list text:continue-numbering="true">
            <text:list-header>
              <text:p text:style-name="P78">Spinoza n’accepte que les causes efficientes, pas les causes finales</text:p>
              <text:p text:style-name="P78">Donc ici, l’argument de Kant est peut-être plus efficace</text:p>
            </text:list-header>
          </text:list>
          <text:p text:style-name="P79"/>
          <text:p text:style-name="P99">(toujours le III)</text:p>
          <text:p text:style-name="P80"/>
          <text:p text:style-name="P79">La question de la reproduction sociale</text:p>
          <text:list text:continue-numbering="true">
            <text:list-header>
              <text:p text:style-name="P79">L’origine sociale peut influencer, mais ne détermine pas</text:p>
              <text:p text:style-name="P79">Explications :</text:p>
              <text:list>
                <text:list-header>
                  <text:p text:style-name="P79">Les contraintes matérielles</text:p>
                  <text:p text:style-name="P79">Les habitudes</text:p>
                  <text:p text:style-name="P79">Les standards de réussites et d’échecs ne sont pas les mêmes selon les familles</text:p>
                  <text:list>
                    <text:list-header>
                      <text:p text:style-name="P79">= pour certain, un 13 est bien, et pour d’autres, un 18,5 est nul</text:p>
                    </text:list-header>
                  </text:list>
                </text:list-header>
              </text:list>
            </text:list-header>
          </text:list>
          <text:p text:style-name="P79"/>
          <text:p text:style-name="P80">Il y a des philosophes qui ont défendu la thèse compatibiliste, qui affirme que la liberté et le déterminisme sont compatibles</text:p>
          <text:list text:continue-numbering="true">
            <text:list-header>
              <text:p text:style-name="P80">Selon cette doctrine, j’ai le pouvoir de faire ce que je veux faire (échecs non compris)</text:p>
              <text:p text:style-name="P80">Si je ne voulais pas le faire, je ne l’aurais pas fait</text:p>
            </text:list-header>
          </text:list>
          <text:p text:style-name="P80"/>
          <text:p text:style-name="P80">Argument de la conséquence :</text:p>
          <text:list text:continue-numbering="true">
            <text:list-header>
              <text:p text:style-name="P80">Je ne peux rien changer au passé, je ne peux rien changer aux lois de la nature. Donc je ne peux rien changer aux conséquences logiques de cette double nécessité. Donc je n’ai aucun contrôle sur mes actions. De fait, je ne suis pas libre, et le déterminisme n’est pas compatible avec la liberté.</text:p>
            </text:list-header>
          </text:list>
          <text:p text:style-name="P81"/>
          <text:p text:style-name="P81">Fatalisme :</text:p>
          <text:list text:continue-numbering="true">
            <text:list-header>
              <text:p text:style-name="P81">Ce qui est écrit doit arriver, quelque soit la cause</text:p>
            </text:list-header>
          </text:list>
          <text:p text:style-name="P81">Déterminisme :</text:p>
          <text:list text:continue-numbering="true">
            <text:list-header>
              <text:p text:style-name="P81">Pour qu’un fait arrive, il doit y avoir une cause</text:p>
            </text:list-header>
          </text:list>
          <text:p text:style-name="P82">Point commun : il n’y a qu’un seul futur possible. Mais le déterminisme est plus logique</text:p>
        </text:list-header>
      </text:list>
      <text:p text:style-name="P83"/>
      <text:p text:style-name="P84"/>
      <text:p text:style-name="P90">Conclusion :</text:p>
      <text:p text:style-name="P85">La liberté est apparue dans un premier temps comme une évidence qui par conséquent pouvait se dispenser de preuve, mais le sentiment de l’évidence n’est pas nécessairement une garantie suffisante, surtout lorsque, s’agissant de la liberté, on constate suffisamment qu’elle ne se manifeste pas dans la vie courante avec éclat. Au contraire, on voit les hommes soumis à leurs passions et à leur tempérament. La liberté peut être alors interprétée comme une illusion qui provient de la conscience de ses désirs et actions aussi bien que de l’ignorance des causes qui les déterminent. Pourtant, même si l’Homme est assurément influencé par ses passions, on peut constater que le choix libre n’est pas réductible à une détermination physique. En effet, si on en restait au simple plan des appétits, on ne comprendrait pas pourquoi nos décisions y sont parfois contraires. L’action accomplie par devoir peut même conduire au sacrifice de sa propre vie. Le devoir est alors un témoin de la présence de la liberté en l’Homme. L’analyse et la décision humaine conduit à comprendre celle-ci, non pas tant comme étant l’effet de causes antérieures, mais comme la mise en œuvre de moyens au service d’une fin.</text:p>
      <text:p text:style-name="P8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6T10:43:42.073000000</meta:creation-date>
    <dc:date>2018-09-28T15:50:12.266000000</dc:date>
    <meta:editing-duration>PT2H48M49S</meta:editing-duration>
    <meta:editing-cycles>34</meta:editing-cycles>
    <meta:generator>LibreOffice/5.1.6.2$Windows_x86 LibreOffice_project/07ac168c60a517dba0f0d7bc7540f5afa45f0909</meta:generator>
    <meta:document-statistic meta:table-count="0" meta:image-count="0" meta:object-count="0" meta:page-count="7" meta:paragraph-count="201" meta:word-count="2788" meta:character-count="15487" meta:non-whitespace-character-count="12985"/>
  </office:meta>
</office:document-meta>
</file>